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Pictures/10000000000001230000019E07C377E9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4dbd" officeooo:paragraph-rsid="00094dbd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dd9f" officeooo:paragraph-rsid="000add9f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3414f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b921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9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0" style:family="paragraph">
      <loext:graphic-properties draw:fill-color="#ff3333"/>
      <style:paragraph-properties fo:text-align="center"/>
      <style:text-properties fo:font-size="12pt"/>
    </style:style>
    <style:style style:name="P21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4dbd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officeooo:rsid="00094dbd"/>
    </style:style>
    <style:style style:name="T11" style:family="text">
      <style:text-properties style:font-name="Nimbus Sans L" fo:font-size="16pt" officeooo:rsid="00094dbd" style:font-size-asian="14pt" style:font-size-complex="16pt"/>
    </style:style>
    <style:style style:name="T12" style:family="text">
      <style:text-properties officeooo:rsid="000bb177"/>
    </style:style>
    <style:style style:name="T13" style:family="text">
      <style:text-properties officeooo:rsid="0011652f"/>
    </style:style>
    <style:style style:name="T14" style:family="text">
      <style:text-properties officeooo:rsid="0013e9c2"/>
    </style:style>
    <style:style style:name="T15" style:family="text">
      <style:text-properties officeooo:rsid="001679e1"/>
    </style:style>
    <style:style style:name="T16" style:family="text">
      <style:text-properties officeooo:rsid="002054f4"/>
    </style:style>
    <style:style style:name="T17" style:family="text">
      <style:text-properties officeooo:rsid="0027b921"/>
    </style:style>
    <style:style style:name="T18" style:family="text">
      <style:text-properties officeooo:rsid="002904f9"/>
    </style:style>
    <style:style style:name="T19" style:family="text">
      <style:text-properties officeooo:rsid="002c0ac0"/>
    </style:style>
    <style:style style:name="T20" style:family="text">
      <style:text-properties officeooo:rsid="002d4ec0"/>
    </style:style>
    <style:style style:name="T21" style:family="text">
      <style:text-properties officeooo:rsid="002eaaef"/>
    </style:style>
    <style:style style:name="T22" style:family="text">
      <style:text-properties officeooo:rsid="002eafec"/>
    </style:style>
    <style:style style:name="T23" style:family="text">
      <style:text-properties officeooo:rsid="0030a026"/>
    </style:style>
    <style:style style:name="T24" style:family="text">
      <style:text-properties officeooo:rsid="00321b27"/>
    </style:style>
    <style:style style:name="T25" style:family="text">
      <style:text-properties officeooo:rsid="0033436d"/>
    </style:style>
    <style:style style:name="T26" style:family="text">
      <style:text-properties officeooo:rsid="00352167"/>
    </style:style>
    <style:style style:name="T27" style:family="text">
      <style:text-properties officeooo:rsid="003604dd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fill-color="#ff3333" draw:textarea-vertical-align="middle" draw:auto-grow-height="false" fo:min-height="0.178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6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10">Walnut Brown Ale</text:span> <text:s text:c="63"/></text:p>
      <text:p text:style-name="P9">Brew Date: <text:s text:c="5"/><text:span text:style-name="T15">Nov 27'16</text:span> <text:s text:c="62"/></text:p>
      <text:p text:style-name="P3"><text:span text:style-name="T4">Batch Size:</text:span><text:span text:style-name="T8"> 10 </text:span><text:span text:style-name="T9">gal</text:span><text:span text:style-name="T4"><text:tab/><text:tab/><text:tab/></text:span></text:p>
      <text:p text:style-name="P1"><text:span text:style-name="T4">Target OG/◦P: <text:s text:c="4"/></text:span><text:span text:style-name="T5">1</text:span><text:span text:style-name="T4">.</text:span><text:span text:style-name="T5">067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1" svg:x1="1.543cm" svg:y1="0.624cm" svg:x2="1.622cm" svg:y2="6.577cm"><text:p/></draw:line><draw:line text:anchor-type="paragraph" draw:z-index="5" draw:style-name="gr2" draw:text-style-name="P21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16 <text:s text:c="6"/># <text:s text:c="5"/>Pale</text:p>
      <text:p text:style-name="P11">8 <text:s text:c="8"/># <text:s text:c="6"/>Bisquit</text:p>
      <text:p text:style-name="P10"><draw:custom-shape text:anchor-type="paragraph" draw:z-index="2" draw:style-name="gr1" draw:text-style-name="P20" svg:width="0.586cm" svg:height="0.532cm" svg:x="16.254cm" svg:y="0.57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.5 <text:s text:c="6"/># <text:s text:c="4"/>Crystal 60-80L</text:p>
      <text:p text:style-name="P10">2 <text:s text:c="9"/># <text:s text:c="5"/>Wheat</text:p>
      <text:p text:style-name="P10">1 <text:s text:c="8"/># <text:s text:c="6"/>Brown</text:p>
      <text:p text:style-name="P10">2 <text:s text:c="8"/>c <text:s text:c="7"/>Toasted walnuts <text:s text:c="3"/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17"><draw:line text:anchor-type="paragraph" draw:z-index="4" draw:style-name="gr2" draw:text-style-name="P21" svg:x1="1.623cm" svg:y1="0.626cm" svg:x2="1.702cm" svg:y2="0.6cm"><text:p/></draw:line> <text:s text:c="4"/>Irish Moss</text:p>
      <text:p text:style-name="P18"><text:s text:c="13"/><text:span text:style-name="T10">Nottingham</text:span></text:p>
      <text:p text:style-name="P7"/>
      <text:p text:style-name="P7"/>
      <text:p text:style-name="P7"><draw:line text:anchor-type="paragraph" draw:z-index="7" draw:style-name="gr2" draw:text-style-name="P21" svg:x1="7.497cm" svg:y1="0.564cm" svg:x2="7.576cm" svg:y2="4.004cm"><text:p/></draw:line>Qt <text:s/>oz/g <text:s text:c="2"/>Hop/Seasoning <text:s text:c="5"/><text:span text:style-name="T10">Time</text:span></text:p>
      <text:p text:style-name="P8"><draw:line text:anchor-type="paragraph" draw:z-index="6" draw:style-name="gr2" draw:text-style-name="P21" svg:x1="2.549cm" svg:y1="0.012cm" svg:x2="2.628cm" svg:y2="3.452cm"><text:p/></draw:line> <text:s text:c="2"/><text:span text:style-name="T10">56 <text:s text:c="2"/>g <text:s text:c="4"/>NB</text:span> <text:s text:c="22"/><text:span text:style-name="T10">90 min</text:span></text:p>
      <text:p text:style-name="P2"><text:s text:c="4"/><text:span text:style-name="T11">75 <text:s text:c="4"/>g <text:s text:c="5"/>NB</text:span><text:span text:style-name="T10"> <text:s text:c="37"/></text:span><text:span text:style-name="T11">15 min</text:span>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2">Primary: </text:p>
      <text:p text:style-name="P12">Racked: <text:tab/><text:tab/><text:tab/><text:tab/><text:tab/><text:tab/></text:p>
      <text:p text:style-name="P12">Racked: <text:s text:c="3"/></text:p>
      <text:p text:style-name="P12">Bottled: <text:tab/> <text:s text:c="2"/><text:tab/><text:tab/><text:tab/><text:tab/></text:p>
      <text:p text:style-name="P14">Kegged: <text:s text:c="2"/></text:p>
      <text:p text:style-name="P12">Re-Kegged: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><text:soft-page-break/></text:p>
      <text:p text:style-name="P12"/>
      <text:p text:style-name="P12"/>
      <text:p text:style-name="P12"/>
      <text:p text:style-name="P12">Start Time:<text:span text:style-name="T17">7am </text:span></text:p>
      <text:p text:style-name="P12">Fill mash tun: <text:s/><text:span text:style-name="T17">7am</text:span><text:tab/></text:p>
      <text:p text:style-name="P12">Fill sparge kettle: <text:s/><text:span text:style-name="T17">7am</text:span><text:tab/><text:tab/></text:p>
      <text:p text:style-name="P15">Fire burners: <text:span text:style-name="T17">7am</text:span></text:p>
      <text:p text:style-name="P15">Heat Mash Tun : Target Temp: <text:span text:style-name="T18">67</text:span> <text:s text:c="3"/></text:p>
      <text:p text:style-name="P12">Heat Sparge Kettle: Target Temp: <text:span text:style-name="T18">72</text:span></text:p>
      <text:p text:style-name="P12">Target Temp (Mash): <text:span text:style-name="T18">67</text:span></text:p>
      <text:p text:style-name="P12">Grind grain: <text:s text:c="2"/><text:span text:style-name="T17">8:15am</text:span></text:p>
      <text:p text:style-name="P12">sparge temp: <text:span text:style-name="T19">72</text:span></text:p>
      <text:p text:style-name="P12">Strike Temp: <text:span text:style-name="T19">67</text:span></text:p>
      <text:p text:style-name="P12">pump temp: <text:s/></text:p>
      <text:p text:style-name="P12">Mash in: <text:span text:style-name="T19">65.7</text:span></text:p>
      <text:p text:style-name="P12">Mash: Duration: <text:s text:c="2"/><text:span text:style-name="T12">90</text:span> <text:s text:c="4"/>minutes <text:s text:c="7"/></text:p>
      <text:p text:style-name="P12">Start: <text:s/><text:span text:style-name="T19">8:45am</text:span> <text:s text:c="5"/>Finish: <text:s/><text:span text:style-name="T19">10:15am</text:span></text:p>
      <text:p text:style-name="P12">Heat (to deactivate enzymes)<text:tab/><text:tab/></text:p>
      <text:p text:style-name="P12">Target Temp: <text:span text:style-name="T19">77</text:span> <text:s text:c="2"/>Start: <text:s text:c="3"/><text:span text:style-name="T20">10:17</text:span></text:p>
      <text:p text:style-name="P12">Finish: <text:s text:c="2"/></text:p>
      <text:p text:style-name="P12">Heat Sparge H20 (Target175◦) <text:s text:c="7"/></text:p>
      <text:p text:style-name="P12">Sparge: Start: <text:s/><text:span text:style-name="T21">10:48</text:span></text:p>
      <text:p text:style-name="P12">Finish:<text:span text:style-name="T22">11:55</text:span></text:p>
      <text:p text:style-name="P12">Wort collected: <text:s text:c="2"/><text:span text:style-name="T13">full kettle </text:span></text:p>
      <text:p text:style-name="P12">Boil : Burner On: <text:s/></text:p>
      <text:p text:style-name="P12">Rolling Boil: <text:s text:c="2"/><text:span text:style-name="T23">12:25pm</text:span></text:p>
      <text:p text:style-name="P12">Hops In: <text:span text:style-name="T23">1:05pm</text:span> <text:s text:c="2"/><text:span text:style-name="T24">Whirlflock in: 1:49pm</text:span></text:p>
      <text:p text:style-name="P12">Hops in : <text:span text:style-name="T23">1:50pm</text:span> </text:p>
      <text:p text:style-name="P12">Duration: 90 min <text:s/>Start: <text:s/><text:span text:style-name="T23">12:25</text:span></text:p>
      <text:p text:style-name="P12">Finish: <text:s text:c="2"/><text:span text:style-name="T23">2:05</text:span></text:p>
      <text:p text:style-name="P12">Burner Off: <text:span text:style-name="T25">2:05</text:span></text:p>
      <text:p text:style-name="P12">Rest 15 min <text:s text:c="7"/></text:p>
      <text:p text:style-name="P12">Pump and chill: <text:s text:c="4"/></text:p>
      <text:p text:style-name="P12">Start: <text:s/><text:span text:style-name="T25">2:20</text:span> <text:s text:c="4"/>Finish: <text:s text:c="2"/><text:span text:style-name="T27">3</text:span> <text:span text:style-name="T16">pm</text:span></text:p>
      <text:p text:style-name="P12">OG : <text:s text:c="2"/><text:span text:style-name="T26">1.060</text:span></text:p>
      <text:p text:style-name="P13">Yeast: <text:span text:style-name="T26">mauri brew</text:span> </text:p>
      <text:p text:style-name="P12">Irish Moss</text:p>
      <text:p text:style-name="P5"/>
      <text:p text:style-name="P5"/>
      <text:p text:style-name="P5"/>
      <text:p text:style-name="P5">Notes: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13T15:02:00.893197630</dc:date>
    <meta:editing-duration>PT10H28M31S</meta:editing-duration>
    <meta:editing-cycles>20</meta:editing-cycles>
    <meta:document-statistic meta:table-count="0" meta:image-count="0" meta:object-count="2" meta:page-count="2" meta:paragraph-count="63" meta:word-count="197" meta:character-count="2442" meta:non-whitespace-character-count="9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